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2DD452B0A26E6BFBEB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a734" officeooo:paragraph-rsid="000ba73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TORNOS DE DESARROLLO</text:p>
      <text:p text:style-name="P1">ERICK BOLAÑOS </text:p>
      <text:p text:style-name="P1"/>
      <text:p text:style-name="P1">1.</text:p>
      <text:p text:style-name="P1"><draw:frame draw:style-name="fr1" draw:name="Imagen1" text:anchor-type="char" svg:width="17cm" svg:height="9.121cm" draw:z-index="0"><draw:image xlink:href="Pictures/1000000000000556000002DD452B0A26E6BFBEBF.png" xlink:type="simple" xlink:show="embed" xlink:actuate="onLoad" draw:mime-type="image/png"/></draw:frame>2.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5-30T12:52:05.781000000</meta:creation-date>
    <dc:date>2024-05-30T13:23:18.933000000</dc:date>
    <meta:editing-duration>PT21M3S</meta:editing-duration>
    <meta:editing-cycles>1</meta:editing-cycles>
    <meta:document-statistic meta:table-count="0" meta:image-count="1" meta:object-count="0" meta:page-count="1" meta:paragraph-count="4" meta:word-count="7" meta:character-count="40" meta:non-whitespace-character-count="36"/>
    <meta:generator>LibreOffice/7.1.5.2$Windows_X86_64 LibreOffice_project/85f04e9f809797b8199d13c421bd8a2b025d52b5</meta:generator>
  </office:meta>
</office:document-meta>
</file>